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<text:span text:style-name="T1">st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tions and 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5<text:span text:style-name="T1">th</text:span></text:p>
          </table:table-cell>
          <table:table-cell office:value-type="string" calcext:value-type="string">
            <text:p>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p junctions and user interven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7<text:span text:style-name="T1">th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 – matrix format and parameter optimization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00-00-00</text:date>, <text:time style:data-style-name="N2" text:time-value="20:33:14.670995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2-07T20:33:54.639187856</dc:date>
    <dc:creator>Alexis Pietak</dc:creator>
    <meta:editing-duration>PT9H56M1S</meta:editing-duration>
    <meta:editing-cycles>40</meta:editing-cycles>
    <meta:document-statistic meta:table-count="1" meta:cell-count="112" meta:object-count="0"/>
  </office:meta>
</office:document-meta>
</file>